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ff6600" draw:marker-end="Double_20_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00cc" draw:marker-end="Double_20_Arrow" draw:marker-end-width="0.3cm" draw:fill="none" draw:textarea-vertical-align="middle"/>
    </style:style>
    <style:style style:name="gr8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00ff" draw:marker-end="Double_20_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147cm"/>
    </style:style>
    <style:style style:name="gr13" style:family="graphic" style:parent-style-name="standard">
      <style:graphic-properties draw:stroke="none" svg:stroke-color="#000000" draw:fill="none" draw:fill-color="#ffffff" fo:min-height="3.556cm"/>
    </style:style>
    <style:style style:name="gr14" style:family="graphic" style:parent-style-name="standard">
      <style:graphic-properties draw:stroke="none" svg:stroke-color="#000000" draw:fill="none" draw:fill-color="#ffffff" fo:min-height="6.382cm"/>
    </style:style>
    <style:style style:name="gr15" style:family="graphic" style:parent-style-name="standard">
      <style:graphic-properties draw:stroke="none" svg:stroke-color="#000000" draw:fill="none" draw:fill-color="#ffffff" fo:min-height="0.949cm"/>
    </style:style>
    <style:style style:name="gr16" style:family="graphic" style:parent-style-name="standard">
      <style:graphic-properties draw:stroke="none" svg:stroke-color="#000000" draw:fill="none" draw:fill-color="#ffffff" fo:min-height="0.385cm"/>
    </style:style>
    <style:style style:name="gr17" style:family="graphic" style:parent-style-name="standard">
      <style:graphic-properties draw:stroke="none" svg:stroke-color="#000000" draw:fill="none" draw:fill-color="#ffffff" fo:min-height="0.314cm"/>
    </style:style>
    <style:style style:name="gr18" style:family="graphic" style:parent-style-name="standard">
      <style:graphic-properties draw:stroke="none" svg:stroke-color="#000000" draw:fill="none" draw:fill-color="#ffffff" fo:min-height="1.02cm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objectwithoutfill">
      <style:graphic-properties svg:stroke-color="#009933" draw:marker-end="Arrow" draw:marker-end-width="0.3cm" draw:fill="none" draw:textarea-vertical-align="middle"/>
    </style:style>
    <style:style style:name="gr21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475cm"/>
    </style:style>
    <style:style style:name="gr23" style:family="graphic" style:parent-style-name="standard">
      <style:graphic-properties draw:stroke="none" svg:stroke-color="#000000" draw:fill="none" draw:fill-color="#ffffff" fo:min-height="4.267cm"/>
    </style:style>
    <style:style style:name="gr24" style:family="graphic" style:parent-style-name="standard">
      <style:graphic-properties draw:stroke="none" svg:stroke-color="#000000" draw:fill="none" draw:fill-color="#ffffff" fo:min-height="2.036cm"/>
    </style:style>
    <style:style style:name="gr25" style:family="graphic" style:parent-style-name="objectwithoutfill">
      <style:graphic-properties draw:stroke="solid" svg:stroke-color="#ff6600" draw:marker-end="Arrow" draw:marker-end-width="0.3cm" draw:fill="none" draw:textarea-vertical-align="middle"/>
    </style:style>
    <style:style style:name="gr26" style:family="graphic" style:parent-style-name="objectwithoutfill">
      <style:graphic-properties draw:stroke="solid" svg:stroke-color="#008000" draw:marker-end="Arrow" draw:marker-end-width="0.3cm" draw:fill="none" draw:textarea-vertical-align="middle"/>
    </style:style>
    <style:style style:name="co1" style:family="table-column">
      <style:table-column-properties style:column-width="2.54cm" style:use-optimal-column-width="false"/>
    </style:style>
    <style:style style:name="co2" style:family="table-column">
      <style:table-column-properties style:column-width="2.535cm" style:use-optimal-column-width="false"/>
    </style:style>
    <style:style style:name="co3" style:family="table-column">
      <style:table-column-properties style:column-width="2.545cm" style:use-optimal-column-width="false"/>
    </style:style>
    <style:style style:name="co4" style:family="table-column">
      <style:table-column-properties style:column-width="2.542cm" style:use-optimal-column-width="false"/>
    </style:style>
    <style:style style:name="co5" style:family="table-column">
      <style:table-column-properties style:column-width="4.699cm" style:use-optimal-column-width="false"/>
    </style:style>
    <style:style style:name="ro1" style:family="table-row">
      <style:table-row-properties style:row-height="2.987cm"/>
    </style:style>
    <style:style style:name="ro2" style:family="table-row">
      <style:table-row-properties style:row-height="2.796cm"/>
    </style:style>
    <style:style style:name="ro3" style:family="table-row">
      <style:table-row-properties style:row-height="2.667cm"/>
    </style:style>
    <style:style style:name="ro4" style:family="table-row">
      <style:table-row-properties style:row-height="2.76cm"/>
    </style:style>
    <style:style style:name="ro5" style:family="table-row">
      <style:table-row-properties style:row-height="2.794cm"/>
    </style:style>
    <style:style style:name="ce1" style:family="table-cell">
      <loext:graphic-properties draw:fill="solid" draw:fill-color="#0066ff" style:repeat="repeat"/>
      <style:text-properties fo:font-size="12pt" style:font-size-asian="12pt" style:font-size-complex="12pt"/>
    </style:style>
    <style:style style:name="ce2" style:family="table-cell">
      <loext:graphic-properties draw:fill="solid" draw:fill-color="#3399ff" style:repeat="repeat"/>
      <style:text-properties fo:font-size="12pt" style:font-size-asian="12pt" style:font-size-complex="12pt"/>
    </style:style>
    <style:style style:name="ce3" style:family="table-cell">
      <loext:graphic-properties draw:fill="solid" draw:fill-color="#00ccff" style:repeat="repeat"/>
      <style:text-properties fo:font-size="12pt" style:font-size-asian="12pt" style:font-size-complex="12pt"/>
    </style:style>
    <style:style style:name="ce4" style:family="table-cell">
      <loext:graphic-properties draw:fill="none" draw:fill-color="#ffffff" style:repeat="repeat"/>
      <style:text-properties fo:font-size="12pt" style:font-size-asian="12pt" style:font-size-complex="12pt"/>
    </style:style>
    <style:style style:name="ce5" style:family="table-cell">
      <loext:graphic-properties draw:fill="solid" draw:fill-color="#ffff66" style:repeat="repeat"/>
      <style:text-properties fo:font-size="12pt" style:font-size-asian="12pt" style:font-size-complex="12pt"/>
    </style:style>
    <style:style style:name="ce6" style:family="table-cell">
      <loext:graphic-properties draw:fill="solid" draw:fill-color="#ffcc00" style:repeat="repeat"/>
      <style:text-properties fo:font-size="12pt" style:font-size-asian="12pt" style:font-size-complex="12pt"/>
    </style:style>
    <style:style style:name="ce7" style:family="table-cell">
      <loext:graphic-properties draw:fill="solid" draw:fill-color="#ff9900" style:repeat="repeat"/>
      <style:text-properties fo:font-size="12pt" style:font-size-asian="12pt" style:font-size-complex="12pt"/>
    </style:style>
    <style:style style:name="ce8" style:family="table-cell">
      <loext:graphic-properties draw:fill="none" style:repeat="repeat"/>
      <style:paragraph-properties fo:text-align="center" fo:border-left="0.03pt solid #000000" fo:border-right="0.03pt solid #000000" fo:border-top="0.03pt solid #000000" fo:border-bottom="0.03pt solid #ffffff"/>
    </style:style>
    <style:style style:name="ce9" style:family="table-cell">
      <loext:graphic-properties draw:fill="none" style:repeat="repeat"/>
      <style:paragraph-properties fo:border-left="0.03pt solid #000000" fo:border-right="0.03pt solid #000000" fo:border-top="0.03pt solid #ffffff" fo:border-bottom="0.03pt solid 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762cm" svg:y1="13.192cm" svg:x2="42.021cm" svg:y2="13.192cm">
          <text:p/>
        </draw:line>
        <draw:frame draw:style-name="standard" draw:layer="layout" svg:width="27.939cm" svg:height="2.986cm" svg:x="8.31cm" svg:y="6.2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"/></text:p>
                <text:p><text:span text:style-name="T2"/></text:p>
              </table:table-cell>
              <table:table-cell>
                <text:p><text:span text:style-name="T1">Video Playing</text:span></text:p>
                <text:p><text:span text:style-name="T1"/></text:p>
                <text:p><text:span text:style-name="T1"/></text:p>
                <text:p><text:span text:style-name="T1">20 LEDs</text:span></text:p>
                <text:p><text:span text:style-name="T2"/></text:p>
              </table:table-cell>
              <table:table-cell>
                <text:p><text:span text:style-name="T1">Closed</text:span></text:p>
                <text:p><text:span text:style-name="T1">Portal</text:span></text:p>
                <text:p><text:span text:style-name="T1">Projected</text:span></text:p>
                <text:p><text:span text:style-name="T1"/></text:p>
                <text:p><text:span text:style-name="T1">20 LEDs</text:span></text:p>
              </table:table-cell>
              <table:table-cell table:style-name="ce2">
                <text:p><text:span text:style-name="T1">Partial</text:span></text:p>
                <text:p><text:span text:style-name="T1">Lights</text:span></text:p>
                <text:p><text:span text:style-name="T1"/></text:p>
                <text:p><text:span text:style-name="T1"/></text:p>
                <text:p><text:span text:style-name="T1">20 LEDs</text:span></text:p>
              </table:table-cell>
              <table:table-cell table:style-name="ce3">
                <text:p><text:span text:style-name="T1">Partial Lights</text:span></text:p>
                <text:p><text:span text:style-name="T1"/></text:p>
                <text:p><text:span text:style-name="T1"/></text:p>
                <text:p><text:span text:style-name="T1">10 LEDs</text:span></text:p>
              </table:table-cell>
              <table:table-cell table:style-name="ce4"/>
              <table:table-cell table:style-name="ce5">
                <text:p><text:span text:style-name="T1">Partial</text:span></text:p>
                <text:p><text:span text:style-name="T1">Lights</text:span></text:p>
                <text:p><text:span text:style-name="T1"/></text:p>
                <text:p><text:span text:style-name="T1"/></text:p>
                <text:p><text:span text:style-name="T1">10 LEDs</text:span></text:p>
              </table:table-cell>
              <table:table-cell table:style-name="ce6">
                <text:p><text:span text:style-name="T1">Partial</text:span></text:p>
                <text:p><text:span text:style-name="T1">Lights</text:span></text:p>
                <text:p><text:span text:style-name="T1"/></text:p>
                <text:p><text:span text:style-name="T1"/></text:p>
                <text:p><text:span text:style-name="T1">20 LEDs</text:span></text:p>
              </table:table-cell>
              <table:table-cell table:style-name="ce7">
                <text:p><text:span text:style-name="T1">Closed</text:span></text:p>
                <text:p><text:span text:style-name="T1">Portal</text:span></text:p>
                <text:p><text:span text:style-name="T1">Projected</text:span></text:p>
                <text:p><text:span text:style-name="T1"/></text:p>
                <text:p><text:span text:style-name="T1">20 LEDs</text:span></text:p>
              </table:table-cell>
              <table:table-cell table:style-name="ce7">
                <text:p><text:span text:style-name="T1">Video Playing</text:span></text:p>
                <text:p><text:span text:style-name="T1"/></text:p>
                <text:p><text:span text:style-name="T1"/></text:p>
                <text:p><text:span text:style-name="T1">20 LEDs</text:span></text:p>
                <text:p><text:span text:style-name="T2"/></text:p>
              </table:table-cell>
              <table:table-cell table:style-name="ce7"/>
            </table:table-row>
          </table:table>
          <draw:image xlink:href="Pictures/TablePreview1.svm" xlink:type="simple" xlink:show="embed" xlink:actuate="onLoad"/>
        </draw:frame>
        <draw:circle draw:style-name="gr2" draw:text-style-name="P2" xml:id="id1" draw:id="id1" draw:layer="layout" svg:width="1.651cm" svg:height="1.651cm" svg:x="21.193cm" svg:y="12.385cm">
          <text:p text:style-name="P2">0</text:p>
        </draw:circle>
        <draw:circle draw:style-name="gr2" draw:text-style-name="P2" xml:id="id2" draw:id="id2" draw:layer="layout" svg:width="1.651cm" svg:height="1.651cm" svg:x="24.114cm" svg:y="13.727cm">
          <text:p text:style-name="P2">1</text:p>
        </draw:circle>
        <draw:connector draw:style-name="gr3" draw:text-style-name="P1" draw:layer="layout" draw:type="curve" svg:x1="22.018cm" svg:y1="14.036cm" svg:x2="24.114cm" svg:y2="14.552cm" draw:start-shape="id1" draw:start-glue-point="2" draw:end-shape="id2" draw:end-glue-point="3" svg:d="M22018 14036c0 344 698 516 2096 516" svg:viewBox="0 0 2097 517">
          <text:p/>
        </draw:connector>
        <draw:circle draw:style-name="gr2" draw:text-style-name="P2" xml:id="id3" draw:id="id3" draw:layer="layout" svg:width="1.651cm" svg:height="1.651cm" svg:x="26.654cm" svg:y="13.727cm">
          <text:p text:style-name="P2">2</text:p>
        </draw:circle>
        <draw:circle draw:style-name="gr2" draw:text-style-name="P2" xml:id="id4" draw:id="id4" draw:layer="layout" svg:width="1.651cm" svg:height="1.651cm" svg:x="29.321cm" svg:y="13.727cm">
          <text:p text:style-name="P2">3</text:p>
        </draw:circle>
        <draw:circle draw:style-name="gr2" draw:text-style-name="P2" xml:id="id5" draw:id="id5" draw:layer="layout" svg:width="1.651cm" svg:height="1.651cm" svg:x="31.734cm" svg:y="13.727cm">
          <text:p text:style-name="P2">4</text:p>
        </draw:circle>
        <draw:connector draw:style-name="gr3" draw:text-style-name="P1" draw:layer="layout" draw:type="curve" svg:x1="25.765cm" svg:y1="14.552cm" svg:x2="26.654cm" svg:y2="14.552cm" draw:start-shape="id2" draw:start-glue-point="1" draw:end-shape="id3" draw:end-glue-point="3" svg:d="M25765 14552h889" svg:viewBox="0 0 890 1">
          <text:p/>
        </draw:connector>
        <draw:connector draw:style-name="gr3" draw:text-style-name="P1" draw:layer="layout" draw:type="curve" svg:x1="28.305cm" svg:y1="14.552cm" svg:x2="29.321cm" svg:y2="14.552cm" draw:start-shape="id3" draw:start-glue-point="1" draw:end-shape="id4" draw:end-glue-point="3" svg:d="M28305 14552h1016" svg:viewBox="0 0 1017 1">
          <text:p/>
        </draw:connector>
        <draw:circle draw:style-name="gr2" draw:text-style-name="P2" xml:id="id6" draw:id="id6" draw:layer="layout" svg:width="1.651cm" svg:height="1.651cm" svg:x="34.147cm" svg:y="13.727cm">
          <text:p text:style-name="P2">5</text:p>
        </draw:circle>
        <draw:connector draw:style-name="gr3" draw:text-style-name="P1" draw:layer="layout" draw:type="curve" svg:x1="32.559cm" svg:y1="15.378cm" svg:x2="34.972cm" svg:y2="15.378cm" draw:start-shape="id5" draw:start-glue-point="2" draw:end-shape="id6" draw:end-glue-point="2" svg:d="M32559 15378c0 751 2413 751 2413 0" svg:viewBox="0 0 2414 564">
          <text:p/>
        </draw:connector>
        <draw:connector draw:style-name="gr3" draw:text-style-name="P1" draw:layer="layout" draw:type="curve" draw:line-skew="0.216cm" svg:x1="34.972cm" svg:y1="13.727cm" svg:x2="32.559cm" svg:y2="13.727cm" draw:start-shape="id6" draw:start-glue-point="0" draw:end-shape="id5" draw:end-glue-point="0" svg:d="M34972 13727c0-427-2413-427-2413 0" svg:viewBox="0 0 2414 321">
          <text:p/>
        </draw:connector>
        <draw:circle draw:style-name="gr2" draw:text-style-name="P2" xml:id="id8" draw:id="id8" draw:layer="layout" svg:width="1.651cm" svg:height="1.651cm" svg:x="24.114cm" svg:y="10.353cm">
          <text:p text:style-name="P2">1</text:p>
        </draw:circle>
        <draw:circle draw:style-name="gr2" draw:text-style-name="P2" xml:id="id9" draw:id="id9" draw:layer="layout" svg:width="1.651cm" svg:height="1.651cm" svg:x="26.654cm" svg:y="10.353cm">
          <text:p text:style-name="P2">2</text:p>
        </draw:circle>
        <draw:circle draw:style-name="gr2" draw:text-style-name="P2" xml:id="id10" draw:id="id10" draw:layer="layout" svg:width="1.651cm" svg:height="1.651cm" svg:x="29.321cm" svg:y="10.353cm">
          <text:p text:style-name="P2">3</text:p>
        </draw:circle>
        <draw:circle draw:style-name="gr2" draw:text-style-name="P2" xml:id="id11" draw:id="id11" draw:layer="layout" svg:width="1.651cm" svg:height="1.651cm" svg:x="31.988cm" svg:y="10.353cm">
          <text:p text:style-name="P2">4</text:p>
        </draw:circle>
        <draw:connector draw:style-name="gr4" draw:text-style-name="P1" draw:layer="layout" draw:type="curve" svg:x1="20.05cm" svg:y1="24.536cm" svg:x2="22.018cm" svg:y2="14.036cm" draw:start-shape="id7" draw:start-glue-point="3" draw:end-shape="id1" draw:end-glue-point="2" svg:d="M20050 24536c-751 0-627-2953 53-3855s1915 247 1915-6645" svg:viewBox="0 0 2481 10501">
          <text:p/>
        </draw:connector>
        <draw:connector draw:style-name="gr3" draw:text-style-name="P1" draw:layer="layout" draw:type="line" svg:x1="25.765cm" svg:y1="11.178cm" svg:x2="26.654cm" svg:y2="11.178cm" draw:start-shape="id8" draw:start-glue-point="1" draw:end-shape="id9" draw:end-glue-point="3" svg:d="M25765 11178h889" svg:viewBox="0 0 890 1">
          <text:p/>
        </draw:connector>
        <draw:connector draw:style-name="gr3" draw:text-style-name="P1" draw:layer="layout" draw:type="line" svg:x1="28.305cm" svg:y1="11.178cm" svg:x2="29.321cm" svg:y2="11.178cm" draw:start-shape="id9" draw:start-glue-point="1" draw:end-shape="id10" draw:end-glue-point="3" svg:d="M28305 11178h1016" svg:viewBox="0 0 1017 1">
          <text:p/>
        </draw:connector>
        <draw:connector draw:style-name="gr3" draw:text-style-name="P1" draw:layer="layout" draw:type="line" svg:x1="30.972cm" svg:y1="11.178cm" svg:x2="31.988cm" svg:y2="11.178cm" draw:start-shape="id10" draw:start-glue-point="1" draw:end-shape="id11" draw:end-glue-point="3" svg:d="M30972 11178h1016" svg:viewBox="0 0 1017 1">
          <text:p/>
        </draw:connector>
        <draw:connector draw:style-name="gr5" draw:text-style-name="P1" xml:id="id35" draw:id="id35" draw:layer="layout" draw:type="line" svg:x1="22.018cm" svg:y1="12.385cm" svg:x2="22.018cm" svg:y2="12.385cm" draw:start-shape="id1" draw:end-shape="id1" draw:end-glue-point="0" svg:d="M22018 12385z" svg:viewBox="0 0 1 1">
          <text:p/>
        </draw:connector>
        <draw:frame draw:style-name="standard" xml:id="id25" draw:id="id25" draw:layer="layout" svg:width="27.941cm" svg:height="2.795cm" svg:x="8.374cm" svg:y="16.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row table:style-name="ro2" table:default-cell-style-name="ce1">
              <table:table-cell/>
              <table:table-cell>
                <text:p><text:span text:style-name="T1">Full</text:span></text:p>
                <text:p><text:span text:style-name="T1">Lights</text:span></text:p>
                <text:p><text:span text:style-name="T1"/></text:p>
                <text:p><text:span text:style-name="T1"/></text:p>
                <text:p><text:span text:style-name="T1">20 LEDs</text:span></text:p>
              </table:table-cell>
              <table:table-cell>
                <text:p><text:span text:style-name="T1">Partial Lights</text:span></text:p>
                <text:p><text:span text:style-name="T1"/></text:p>
                <text:p><text:span text:style-name="T1"/></text:p>
                <text:p><text:span text:style-name="T1">10 LEDs</text:span></text:p>
              </table:table-cell>
              <table:table-cell table:style-name="ce2">
                <text:p><text:span text:style-name="T1">Partial Lights</text:span></text:p>
                <text:p><text:span text:style-name="T1"/></text:p>
                <text:p><text:span text:style-name="T1"/></text:p>
                <text:p><text:span text:style-name="T1">5 LEDs</text:span></text:p>
              </table:table-cell>
              <table:table-cell table:style-name="ce3">
                <text:p><text:span text:style-name="T1">Partial Lights</text:span></text:p>
                <text:p><text:span text:style-name="T1"/></text:p>
                <text:p><text:span text:style-name="T1"/></text:p>
                <text:p><text:span text:style-name="T1">1 LEDs</text:span></text:p>
              </table:table-cell>
              <table:table-cell table:style-name="ce4"/>
              <table:table-cell table:style-name="ce5">
                <text:p><text:span text:style-name="T1">Partial</text:span></text:p>
                <text:p><text:span text:style-name="T1">Lights</text:span></text:p>
                <text:p><text:span text:style-name="T1"/></text:p>
                <text:p><text:span text:style-name="T1"/></text:p>
                <text:p><text:span text:style-name="T1">10 LEDs</text:span></text:p>
              </table:table-cell>
              <table:table-cell table:style-name="ce6">
                <text:p><text:span text:style-name="T1">Partial</text:span></text:p>
                <text:p><text:span text:style-name="T1">Lights</text:span></text:p>
                <text:p><text:span text:style-name="T1"/></text:p>
                <text:p><text:span text:style-name="T1"/></text:p>
                <text:p><text:span text:style-name="T1">20 LEDs</text:span></text:p>
              </table:table-cell>
              <table:table-cell table:style-name="ce7">
                <text:p><text:span text:style-name="T1">Closed</text:span></text:p>
                <text:p><text:span text:style-name="T1">Portal</text:span></text:p>
                <text:p><text:span text:style-name="T1">Projected</text:span></text:p>
                <text:p><text:span text:style-name="T1"/></text:p>
                <text:p><text:span text:style-name="T1">20 LEDs</text:span></text:p>
              </table:table-cell>
              <table:table-cell table:style-name="ce7">
                <text:p><text:span text:style-name="T1">Live Video Portal</text:span></text:p>
                <text:p><text:span text:style-name="T1"/></text:p>
                <text:p><text:span text:style-name="T1"/></text:p>
                <text:p><text:span text:style-name="T1">20 LEDs</text:span></text:p>
              </table:table-cell>
              <table:table-cell table:style-name="ce7">
                <text:p><text:span text:style-name="T1">Closed Portal</text:span></text:p>
                <text:p><text:span text:style-name="T1">Projected</text:span></text:p>
                <text:p><text:span text:style-name="T1"/></text:p>
                <text:p><text:span text:style-name="T1">20 LEDs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5" draw:text-style-name="P1" draw:layer="layout" draw:type="curve" svg:x1="25.765cm" svg:y1="11.178cm" svg:x2="25.765cm" svg:y2="11.178cm" draw:start-shape="id8" draw:start-glue-point="1" draw:end-shape="id8" svg:d="M25765 11178z" svg:viewBox="0 0 1 1">
          <text:p/>
        </draw:connector>
        <draw:circle draw:style-name="gr2" draw:text-style-name="P2" xml:id="id13" draw:id="id13" draw:layer="layout" svg:width="1.651cm" svg:height="1.651cm" svg:x="18.653cm" svg:y="13.909cm">
          <text:p text:style-name="P2">-1</text:p>
        </draw:circle>
        <draw:circle draw:style-name="gr2" draw:text-style-name="P2" xml:id="id21" draw:id="id21" draw:layer="layout" svg:width="1.651cm" svg:height="1.651cm" svg:x="16.113cm" svg:y="13.909cm">
          <text:p text:style-name="P2">-2</text:p>
        </draw:circle>
        <draw:circle draw:style-name="gr2" draw:text-style-name="P2" xml:id="id22" draw:id="id22" draw:layer="layout" svg:width="1.651cm" svg:height="1.651cm" svg:x="13.446cm" svg:y="13.909cm">
          <text:p text:style-name="P2">-3</text:p>
        </draw:circle>
        <draw:circle draw:style-name="gr2" draw:text-style-name="P2" xml:id="id24" draw:id="id24" draw:layer="layout" svg:width="1.651cm" svg:height="1.651cm" svg:x="11.033cm" svg:y="13.909cm">
          <text:p text:style-name="P2">-4</text:p>
        </draw:circle>
        <draw:circle draw:style-name="gr2" draw:text-style-name="P2" xml:id="id12" draw:id="id12" draw:layer="layout" svg:width="1.651cm" svg:height="1.651cm" svg:x="18.653cm" svg:y="10.535cm">
          <text:p text:style-name="P2">-1</text:p>
        </draw:circle>
        <draw:circle draw:style-name="gr2" draw:text-style-name="P2" xml:id="id18" draw:id="id18" draw:layer="layout" svg:width="1.651cm" svg:height="1.651cm" svg:x="16.113cm" svg:y="10.535cm">
          <text:p text:style-name="P2">-2</text:p>
        </draw:circle>
        <draw:circle draw:style-name="gr2" draw:text-style-name="P2" xml:id="id19" draw:id="id19" draw:layer="layout" svg:width="1.651cm" svg:height="1.651cm" svg:x="13.446cm" svg:y="10.535cm">
          <text:p text:style-name="P2">-3</text:p>
        </draw:circle>
        <draw:circle draw:style-name="gr2" draw:text-style-name="P2" xml:id="id20" draw:id="id20" draw:layer="layout" svg:width="1.651cm" svg:height="1.651cm" svg:x="10.906cm" svg:y="10.525cm">
          <text:p text:style-name="P2">-4</text:p>
        </draw:circle>
        <draw:connector draw:style-name="gr5" draw:text-style-name="P1" xml:id="id36" draw:id="id36" draw:layer="layout" draw:type="curve" svg:x1="20.304cm" svg:y1="11.36cm" svg:x2="20.304cm" svg:y2="11.36cm" draw:start-shape="id12" draw:start-glue-point="1" draw:end-shape="id12" svg:d="M20304 11360z" svg:viewBox="0 0 1 1">
          <text:p/>
        </draw:connector>
        <draw:connector draw:style-name="gr6" draw:text-style-name="P1" draw:layer="layout" draw:type="curve" svg:x1="22.018cm" svg:y1="14.036cm" svg:x2="20.304cm" svg:y2="14.734cm" draw:start-shape="id1" draw:start-glue-point="2" draw:end-shape="id13" draw:end-glue-point="1" svg:d="M22018 14036c0 466-571 698-1714 698" svg:viewBox="0 0 1715 699">
          <text:p/>
        </draw:connector>
        <draw:connector draw:style-name="gr7" draw:text-style-name="P1" draw:layer="layout" draw:type="curve" svg:x1="23.86cm" svg:y1="24.536cm" svg:x2="22.018cm" svg:y2="14.036cm" draw:start-shape="id7" draw:start-glue-point="1" draw:end-shape="id1" draw:end-glue-point="2" svg:d="M23860 24536c751 0 626-2953-22-3855s-1820 247-1820-6645" svg:viewBox="0 0 2358 10501">
          <text:p/>
        </draw:connector>
        <draw:circle draw:style-name="gr2" draw:text-style-name="P2" xml:id="id38" draw:id="id38" draw:layer="layout" svg:width="1.651cm" svg:height="1.651cm" svg:x="39.354cm" svg:y="8.702cm">
          <text:p text:style-name="P2">To: -3</text:p>
        </draw:circle>
        <draw:circle draw:style-name="gr2" draw:text-style-name="P2" xml:id="id39" draw:id="id39" draw:layer="layout" svg:width="1.651cm" svg:height="1.651cm" svg:x="2.905cm" svg:y="8.493cm">
          <text:p text:style-name="P2">To: 3</text:p>
        </draw:circle>
        <draw:rect draw:style-name="gr2" draw:text-style-name="P3" xml:id="id14" draw:id="id14" draw:layer="layout" svg:width="3.048cm" svg:height="1.524cm" svg:x="10.922cm" svg:y="3.622cm">
          <text:p text:style-name="P2"><text:span text:style-name="T1">Primary</text:span></text:p>
          <text:p text:style-name="P2"><text:span text:style-name="T1">Button Press</text:span></text:p>
        </draw:rect>
        <draw:rect draw:style-name="gr2" draw:text-style-name="P3" xml:id="id15" draw:id="id15" draw:layer="layout" svg:width="3.048cm" svg:height="1.524cm" svg:x="15.748cm" svg:y="3.622cm">
          <text:p text:style-name="P2"><text:span text:style-name="T1">Alternate</text:span></text:p>
          <text:p text:style-name="P2"><text:span text:style-name="T1">Button Press</text:span></text:p>
        </draw:rect>
        <draw:connector draw:style-name="gr3" draw:text-style-name="P1" draw:layer="layout" draw:type="curve" svg:x1="10.922cm" svg:y1="4.384cm" svg:x2="12.446cm" svg:y2="3.622cm" draw:start-shape="id14" draw:start-glue-point="3" draw:end-shape="id14" svg:d="M10922 4384c-751 0-627-632-58-1010s1582-503 1582 248" svg:viewBox="0 0 2049 1312">
          <text:p/>
        </draw:connector>
        <draw:connector draw:style-name="gr8" draw:text-style-name="P1" draw:layer="layout" draw:type="curve" svg:x1="15.748cm" svg:y1="4.384cm" svg:x2="17.272cm" svg:y2="3.622cm" draw:start-shape="id15" draw:start-glue-point="3" draw:end-shape="id15" draw:end-glue-point="0" svg:d="M15748 4384c-751 0-627-632-58-1010s1582-503 1582 248" svg:viewBox="0 0 2049 1312">
          <text:p/>
        </draw:connector>
        <draw:rect draw:style-name="gr2" draw:text-style-name="P3" xml:id="id7" draw:id="id7" draw:layer="layout" svg:width="3.81cm" svg:height="2.622cm" svg:x="20.05cm" svg:y="23.225cm">
          <text:p text:style-name="P2"><text:span text:style-name="T1">Mode Toggle</text:span></text:p>
          <text:p text:style-name="P2"><text:span text:style-name="T1">&amp;</text:span></text:p>
          <text:p text:style-name="P2"><text:span text:style-name="T1">Reset Button</text:span></text:p>
        </draw:rect>
        <draw:rect draw:style-name="gr2" draw:text-style-name="P3" xml:id="id16" draw:id="id16" draw:layer="layout" svg:width="3.81cm" svg:height="1.524cm" svg:x="24.765cm" svg:y="3.581cm">
          <text:p text:style-name="P2"><text:span text:style-name="T1">Mode</text:span></text:p>
          <text:p text:style-name="P2"><text:span text:style-name="T1">Toggle Button</text:span></text:p>
          <text:p text:style-name="P2"><text:span text:style-name="T1">(Duo / Solo)</text:span></text:p>
        </draw:rect>
        <draw:connector draw:style-name="gr4" draw:text-style-name="P1" draw:layer="layout" draw:type="curve" svg:x1="24.765cm" svg:y1="4.343cm" svg:x2="26.67cm" svg:y2="3.581cm" draw:start-shape="id16" draw:start-glue-point="3" draw:end-shape="id16" draw:end-glue-point="0" svg:d="M24765 4343c-751 0-626-632 38-1010s1867-503 1867 248" svg:viewBox="0 0 2419 1312">
          <text:p/>
        </draw:connector>
        <draw:rect draw:style-name="gr2" draw:text-style-name="P3" xml:id="id17" draw:id="id17" draw:layer="layout" svg:width="3.048cm" svg:height="1.524cm" svg:x="20.304cm" svg:y="3.622cm">
          <text:p text:style-name="P2"><text:span text:style-name="T1">Automatic State</text:span></text:p>
          <text:p text:style-name="P2"><text:span text:style-name="T1">Change</text:span></text:p>
        </draw:rect>
        <draw:connector draw:style-name="gr9" draw:text-style-name="P1" xml:id="id30" draw:id="id30" draw:layer="layout" draw:type="curve" svg:x1="20.304cm" svg:y1="4.384cm" svg:x2="21.828cm" svg:y2="3.622cm" draw:start-shape="id17" draw:start-glue-point="3" draw:end-shape="id17" draw:end-glue-point="0" svg:d="M20304 4384c-751 0-627-632-58-1010s1582-503 1582 248" svg:viewBox="0 0 2049 1312">
          <text:p/>
        </draw:connector>
        <draw:connector draw:style-name="gr3" draw:text-style-name="P1" draw:layer="layout" draw:type="curve" svg:x1="18.653cm" svg:y1="11.36cm" svg:x2="17.764cm" svg:y2="11.36cm" draw:start-shape="id12" draw:start-glue-point="3" draw:end-shape="id18" draw:end-glue-point="1" svg:d="M18653 11360h-889" svg:viewBox="0 0 890 1">
          <text:p/>
        </draw:connector>
        <draw:connector draw:style-name="gr3" draw:text-style-name="P1" draw:layer="layout" draw:type="curve" svg:x1="16.113cm" svg:y1="11.36cm" svg:x2="15.097cm" svg:y2="11.36cm" draw:start-shape="id18" draw:start-glue-point="3" draw:end-shape="id19" draw:end-glue-point="1" svg:d="M16113 11360h-1016" svg:viewBox="0 0 1017 1">
          <text:p/>
        </draw:connector>
        <draw:connector draw:style-name="gr3" draw:text-style-name="P1" draw:layer="layout" draw:type="curve" svg:x1="13.446cm" svg:y1="11.36cm" svg:x2="12.557cm" svg:y2="11.35cm" draw:start-shape="id19" draw:start-glue-point="3" draw:end-shape="id20" draw:end-glue-point="1" svg:d="M13446 11360c-666 0-222-10-889-10" svg:viewBox="0 0 890 11">
          <text:p/>
        </draw:connector>
        <draw:connector draw:style-name="gr3" draw:text-style-name="P1" draw:layer="layout" draw:type="curve" svg:x1="18.653cm" svg:y1="14.734cm" svg:x2="17.764cm" svg:y2="14.734cm" draw:start-shape="id13" draw:start-glue-point="3" draw:end-shape="id21" draw:end-glue-point="1" svg:d="M18653 14734h-889" svg:viewBox="0 0 890 1">
          <text:p/>
        </draw:connector>
        <draw:connector draw:style-name="gr3" draw:text-style-name="P1" draw:layer="layout" draw:type="curve" svg:x1="16.113cm" svg:y1="14.734cm" svg:x2="15.097cm" svg:y2="14.734cm" draw:start-shape="id21" draw:start-glue-point="3" draw:end-shape="id22" draw:end-glue-point="1" svg:d="M16113 14734h-1016" svg:viewBox="0 0 1017 1">
          <text:p/>
        </draw:connector>
        <draw:connector draw:style-name="gr10" draw:text-style-name="P1" xml:id="id34" draw:id="id34" draw:layer="layout" draw:type="curve" svg:x1="10.906cm" svg:y1="11.35cm" svg:x2="13.001cm" svg:y2="12.463cm" draw:start-shape="id20" draw:start-glue-point="3" draw:end-shape="id23" draw:end-glue-point="0" svg:d="M10906 11350c-751 0-627 844 85 1337s2010 637 2010-224" svg:viewBox="0 0 2605 1734">
          <text:p/>
        </draw:connector>
        <draw:connector draw:style-name="gr6" draw:text-style-name="P1" draw:layer="layout" draw:type="curve" draw:line-skew="-2.041cm 2.832cm 9.619cm" svg:x1="11.033cm" svg:y1="14.734cm" svg:x2="31.734cm" svg:y2="14.552cm" draw:start-shape="id24" draw:start-glue-point="3" draw:end-shape="id5" draw:end-glue-point="3" svg:d="M11033 14734c-3813 0-2542 1506 9126 1506 11669 0 11716-1688 11575-1688" svg:viewBox="0 0 22652 1689">
          <text:p/>
        </draw:connector>
        <draw:connector draw:style-name="gr5" draw:text-style-name="P1" draw:layer="layout" draw:type="curve" svg:x1="36.315cm" svg:y1="17.797cm" svg:x2="36.315cm" svg:y2="17.797cm" draw:start-shape="id25" draw:end-shape="id25" svg:d="M36315 17797z" svg:viewBox="0 0 1 1">
          <text:p/>
        </draw:connector>
        <draw:rect draw:style-name="gr2" draw:text-style-name="P3" xml:id="id26" draw:id="id26" draw:layer="layout" svg:width="3.81cm" svg:height="1.524cm" svg:x="29.702cm" svg:y="3.622cm">
          <text:p text:style-name="P2"><text:span text:style-name="T1">Reset</text:span></text:p>
          <text:p text:style-name="P2"><text:span text:style-name="T1">Button Press</text:span></text:p>
        </draw:rect>
        <draw:connector draw:style-name="gr11" draw:text-style-name="P1" draw:layer="layout" draw:type="curve" svg:x1="29.702cm" svg:y1="4.384cm" svg:x2="31.607cm" svg:y2="3.622cm" draw:start-shape="id26" draw:start-glue-point="3" draw:end-shape="id26" draw:end-glue-point="0" svg:d="M29702 4384c-751 0-626-632 38-1010s1867-503 1867 248" svg:viewBox="0 0 2419 1312">
          <text:p/>
        </draw:connector>
        <draw:connector draw:style-name="gr5" draw:text-style-name="P1" draw:layer="layout" draw:type="curve" draw:line-skew="0cm -0.921cm" svg:x1="36.814cm" svg:y1="11.268cm" svg:x2="33.538cm" svg:y2="12.589cm" draw:start-shape="id27" draw:start-glue-point="3" draw:end-shape="id28" draw:end-glue-point="0" svg:d="M36814 11268c-1999 0-1666 675-1985 1015s-1291 346-1291 306" svg:viewBox="0 0 3277 1339">
          <text:p/>
        </draw:connector>
        <draw:connector draw:style-name="gr5" draw:text-style-name="P1" draw:layer="layout" draw:type="curve" svg:x1="19.034cm" svg:y1="2.524cm" svg:x2="20.246cm" svg:y2="3.374cm" draw:start-shape="id29" draw:end-shape="id30" draw:end-glue-point="0" svg:d="M19034 2524c0-750 1212-1175 1212 850" svg:viewBox="0 0 1213 1473">
          <text:p/>
        </draw:connector>
        <draw:frame draw:style-name="gr12" draw:text-style-name="P4" xml:id="id29" draw:id="id29" draw:layer="layout" svg:width="4.572cm" svg:height="1.397cm" svg:x="16.748cm" svg:y="2.524cm">
          <draw:text-box>
            <text:p text:style-name="P2"><text:span text:style-name="T1">Cause</text:span></text:p>
          </draw:text-box>
        </draw:frame>
        <draw:frame draw:style-name="gr13" draw:text-style-name="P6" draw:layer="layout" svg:width="5.969cm" svg:height="3.806cm" svg:x="1.381cm" svg:y="22.59cm">
          <draw:text-box>
            <text:p/>
            <text:p>Duo Mode </text:p>
            <text:p text:style-name="P5">Locally Initiated</text:p>
            <text:p>State Transitions</text:p>
          </draw:text-box>
        </draw:frame>
        <draw:frame draw:style-name="gr14" draw:text-style-name="P6" draw:layer="layout" svg:width="6.604cm" svg:height="6.632cm" svg:x="1.254cm" svg:y="4.02cm">
          <draw:text-box>
            <text:p>Solo Mode</text:p>
            <text:p>Locally Initiated</text:p>
            <text:p>State Transitions</text:p>
          </draw:text-box>
        </draw:frame>
        <draw:connector draw:style-name="gr5" draw:text-style-name="P1" draw:layer="layout" draw:type="curve" svg:x1="38.465cm" svg:y1="12.719cm" svg:x2="35.798cm" svg:y2="14.552cm" draw:start-shape="id31" draw:start-glue-point="3" draw:end-shape="id6" draw:end-glue-point="1" svg:d="M38465 12719c-1999 0-666 1833-2667 1833" svg:viewBox="0 0 2668 1834">
          <text:p/>
        </draw:connector>
        <draw:frame draw:style-name="gr15" draw:text-style-name="P4" xml:id="id31" draw:id="id31" draw:layer="layout" svg:width="2.921cm" svg:height="1.199cm" svg:x="38.465cm" svg:y="12.12cm">
          <draw:text-box draw:corner-radius="0.508cm">
            <text:p><text:span text:style-name="T1">Loads Next</text:span></text:p>
            <text:p><text:span text:style-name="T1">Playlist Item</text:span></text:p>
          </draw:text-box>
        </draw:frame>
        <draw:connector draw:style-name="gr5" draw:text-style-name="P1" draw:layer="layout" draw:type="curve" svg:x1="38.465cm" svg:y1="12.719cm" svg:x2="33.639cm" svg:y2="11.178cm" draw:start-shape="id31" draw:start-glue-point="3" draw:end-shape="id11" draw:end-glue-point="1" svg:d="M38465 12719c-3618 0-1205-1541-4826-1541" svg:viewBox="0 0 4827 1542">
          <text:p/>
        </draw:connector>
        <draw:frame draw:style-name="gr16" draw:text-style-name="P4" xml:id="id27" draw:id="id27" draw:layer="layout" svg:width="5.207cm" svg:height="0.725cm" svg:x="36.814cm" svg:y="10.906cm">
          <draw:text-box draw:corner-radius="0.508cm">
            <text:p><text:span text:style-name="T1">Transition on Video End</text:span></text:p>
          </draw:text-box>
        </draw:frame>
        <draw:connector draw:style-name="gr3" draw:text-style-name="P1" xml:id="id23" draw:id="id23" draw:layer="layout" draw:type="curve" draw:line-skew="-0.255cm" svg:x1="11.731cm" svg:y1="12.176cm" svg:x2="14.271cm" svg:y2="12.186cm" draw:start-shape="id20" draw:start-glue-point="2" draw:end-shape="id19" draw:end-glue-point="2" svg:d="M11731 12176c0 384 2540 379 2540 10" svg:viewBox="0 0 2541 288">
          <text:p/>
        </draw:connector>
        <draw:connector draw:style-name="gr5" draw:text-style-name="P1" draw:layer="layout" draw:type="curve" svg:x1="4.302cm" svg:y1="10.906cm" svg:x2="10.906cm" svg:y2="11.35cm" draw:start-shape="id32" draw:start-glue-point="0" draw:end-shape="id20" draw:end-glue-point="3" svg:d="M4302 10906c0-750 2159-626 2953-327s222 771 3651 771" svg:viewBox="0 0 6605 1005">
          <text:p/>
        </draw:connector>
        <draw:frame draw:style-name="gr15" draw:text-style-name="P8" xml:id="id32" draw:id="id32" draw:layer="layout" svg:width="4.064cm" svg:height="1.199cm" svg:x="2.27cm" svg:y="10.906cm">
          <draw:text-box draw:corner-radius="0.508cm">
            <text:p text:style-name="P7"><text:span text:style-name="T1">Loads Next Playlist Item</text:span></text:p>
          </draw:text-box>
        </draw:frame>
        <draw:frame draw:style-name="gr17" draw:text-style-name="P8" xml:id="id33" draw:id="id33" draw:layer="layout" svg:width="5.207cm" svg:height="0.725cm" svg:x="1.889cm" svg:y="13.192cm">
          <draw:text-box draw:corner-radius="0.508cm">
            <text:p text:style-name="P7"><text:span text:style-name="T1">Transition on Video End</text:span></text:p>
          </draw:text-box>
        </draw:frame>
        <draw:connector draw:style-name="gr5" draw:text-style-name="P1" draw:layer="layout" draw:type="curve" draw:line-skew="0cm -0.768cm" svg:x1="7.096cm" svg:y1="13.554cm" svg:x2="10.991cm" svg:y2="12.687cm" draw:start-shape="id33" draw:start-glue-point="1" draw:end-shape="id34" draw:end-glue-point="0" svg:d="M7096 13554c2475 0 2062-354 2417-512s1478-118 1478-355" svg:viewBox="0 0 3896 868">
          <text:p/>
        </draw:connector>
        <draw:connector draw:style-name="gr3" draw:text-style-name="P1" draw:layer="layout" draw:type="curve" draw:line-skew="-0.857cm" svg:x1="22.018cm" svg:y1="12.385cm" svg:x2="24.114cm" svg:y2="11.178cm" draw:start-shape="id35" draw:start-glue-point="0" draw:end-shape="id8" draw:end-glue-point="3" svg:d="M22018 12385c286 0-761-1207 2096-1207" svg:viewBox="0 0 2097 1208">
          <text:p/>
        </draw:connector>
        <draw:connector draw:style-name="gr6" draw:text-style-name="P1" draw:layer="layout" draw:type="curve" draw:line-skew="0.794cm" svg:x1="22.018cm" svg:y1="12.385cm" svg:x2="20.304cm" svg:y2="11.36cm" draw:start-shape="id35" draw:start-glue-point="0" draw:end-shape="id36" draw:end-glue-point="0" svg:d="M22018 12385c-94 0 762-1025-1714-1025" svg:viewBox="0 0 1785 1026">
          <text:p/>
        </draw:connector>
        <draw:connector draw:style-name="gr3" draw:text-style-name="P1" xml:id="id37" draw:id="id37" draw:layer="layout" draw:type="curve" draw:line-skew="-0.117cm" svg:x1="32.813cm" svg:y1="12.004cm" svg:x2="30.146cm" svg:y2="12.004cm" draw:start-shape="id11" draw:start-glue-point="2" draw:end-shape="id10" draw:end-glue-point="2" svg:d="M32813 12004c0 576-2667 576-2667 0" svg:viewBox="0 0 2668 433">
          <text:p/>
        </draw:connector>
        <draw:connector draw:style-name="gr9" draw:text-style-name="P1" xml:id="id28" draw:id="id28" draw:layer="layout" draw:type="curve" svg:x1="33.639cm" svg:y1="11.178cm" svg:x2="31.479cm" svg:y2="12.436cm" draw:start-shape="id11" draw:start-glue-point="1" draw:end-shape="id37" draw:end-glue-point="0" svg:d="M33639 11178c751 0 627 896-101 1411s-2059 648-2059-153" svg:viewBox="0 0 2668 1829">
          <text:p/>
        </draw:connector>
        <draw:connector draw:style-name="gr8" draw:text-style-name="P1" draw:layer="layout" draw:type="curve" svg:x1="30.146cm" svg:y1="10.353cm" svg:x2="39.354cm" svg:y2="9.527cm" draw:start-shape="id10" draw:start-glue-point="0" draw:end-shape="id38" draw:end-glue-point="3" svg:d="M30146 10353c0-551 3069-826 9208-826" svg:viewBox="0 0 9209 827">
          <text:p/>
        </draw:connector>
        <draw:connector draw:style-name="gr8" draw:text-style-name="P1" draw:layer="layout" draw:type="curve" svg:x1="32.813cm" svg:y1="10.353cm" svg:x2="39.354cm" svg:y2="9.527cm" draw:start-shape="id11" draw:start-glue-point="0" draw:end-shape="id38" draw:end-glue-point="3" svg:d="M32813 10353c0-551 2180-826 6541-826" svg:viewBox="0 0 6542 827">
          <text:p/>
        </draw:connector>
        <draw:connector draw:style-name="gr8" draw:text-style-name="P1" draw:layer="layout" draw:type="curve" svg:x1="14.271cm" svg:y1="10.535cm" svg:x2="4.556cm" svg:y2="9.318cm" draw:start-shape="id19" draw:start-glue-point="0" draw:end-shape="id39" draw:end-glue-point="1" svg:d="M14271 10535c0-812-3238-1217-9715-1217" svg:viewBox="0 0 9716 1218">
          <text:p/>
        </draw:connector>
        <draw:connector draw:style-name="gr8" draw:text-style-name="P1" draw:layer="layout" draw:type="curve" svg:x1="11.731cm" svg:y1="10.525cm" svg:x2="4.556cm" svg:y2="9.318cm" draw:start-shape="id20" draw:start-glue-point="0" draw:end-shape="id39" draw:end-glue-point="1" svg:d="M11731 10525c0-805-2391-1207-7175-1207" svg:viewBox="0 0 7176 1208">
          <text:p/>
        </draw:connector>
        <draw:frame draw:style-name="gr15" draw:text-style-name="P4" xml:id="id40" draw:id="id40" draw:layer="layout" svg:width="5.207cm" svg:height="1.199cm" svg:x="15.859cm" svg:y="12.154cm">
          <draw:text-box draw:corner-radius="0.508cm">
            <text:p><text:span text:style-name="T1">Skip Intermediate Modes If Not Initiator</text:span></text:p>
          </draw:text-box>
        </draw:frame>
        <draw:connector draw:style-name="gr5" draw:text-style-name="P1" draw:layer="layout" draw:type="curve" svg:x1="15.859cm" svg:y1="12.753cm" svg:x2="13.065cm" svg:y2="13.807cm" draw:start-shape="id40" draw:end-shape="id41" draw:end-glue-point="0" svg:d="M15859 12753c-1863 0-2794 351-2794 1054" svg:viewBox="0 0 2795 1055">
          <text:p/>
        </draw:connector>
        <draw:connector draw:style-name="gr3" draw:text-style-name="P1" draw:layer="layout" draw:type="curve" draw:line-skew="0.288cm" svg:x1="16.938cm" svg:y1="13.909cm" svg:x2="11.858cm" svg:y2="13.909cm" draw:start-shape="id21" draw:start-glue-point="0" draw:end-shape="id24" svg:d="M16938 13909c0-319-5080-319-5080 0" svg:viewBox="0 0 5081 240">
          <text:p/>
        </draw:connector>
        <draw:connector draw:style-name="gr3" draw:text-style-name="P1" xml:id="id41" draw:id="id41" draw:layer="layout" draw:type="curve" draw:line-skew="0.409cm" svg:x1="14.271cm" svg:y1="13.909cm" svg:x2="11.859cm" svg:y2="13.884cm" draw:start-shape="id22" draw:start-glue-point="0" svg:d="M14271 13909c0-138-2412-125-2412-25" svg:viewBox="0 0 2413 103">
          <text:p/>
        </draw:connector>
        <draw:frame draw:style-name="gr18" draw:text-style-name="P8" xml:id="id42" draw:id="id42" draw:layer="layout" svg:width="5.08cm" svg:height="1.27cm" svg:x="23.86cm" svg:y="12.176cm">
          <draw:text-box draw:corner-radius="0.508cm">
            <text:p text:style-name="P7"><text:span text:style-name="T1">Skip Opening Animation</text:span></text:p>
            <text:p text:style-name="P7"><text:span text:style-name="T1">If Not Initiator</text:span></text:p>
          </draw:text-box>
        </draw:frame>
        <draw:connector draw:style-name="gr3" draw:text-style-name="P1" xml:id="id43" draw:id="id43" draw:layer="layout" draw:type="curve" draw:line-skew="0.226cm" svg:x1="27.479cm" svg:y1="13.727cm" svg:x2="32.559cm" svg:y2="13.727cm" draw:start-shape="id3" draw:start-glue-point="0" draw:end-shape="id5" draw:end-glue-point="0" svg:d="M27479 13727c0-412 5080-412 5080 0" svg:viewBox="0 0 5081 310">
          <text:p/>
        </draw:connector>
        <draw:connector draw:style-name="gr5" draw:text-style-name="P1" draw:layer="layout" draw:type="curve" svg:x1="28.94cm" svg:y1="12.811cm" svg:x2="30.019cm" svg:y2="13.418cm" draw:start-shape="id42" draw:start-glue-point="1" draw:end-shape="id43" draw:end-glue-point="0" svg:d="M28940 12811c720 0 1079 202 1079 607" svg:viewBox="0 0 1080 608">
          <text:p/>
        </draw:connector>
      </draw:page>
      <draw:page draw:name="page2" draw:style-name="dp1" draw:master-page-name="Default">
        <draw:ellipse draw:style-name="gr19" draw:text-style-name="P2" xml:id="id80" draw:id="id80" draw:layer="layout" svg:width="1.016cm" svg:height="0.889cm" svg:x="18.399cm" svg:y="16.113cm">
          <text:p/>
        </draw:ellipse>
        <draw:ellipse draw:style-name="gr19" draw:text-style-name="P2" xml:id="id73" draw:id="id73" draw:layer="layout" svg:width="1.016cm" svg:height="0.889cm" svg:x="24.749cm" svg:y="16.113cm">
          <text:p/>
        </draw:ellipse>
        <draw:ellipse draw:style-name="gr19" draw:text-style-name="P2" xml:id="id76" draw:id="id76" draw:layer="layout" svg:width="1.016cm" svg:height="0.889cm" svg:x="30.718cm" svg:y="16.621cm">
          <text:p/>
        </draw:ellipse>
        <draw:ellipse draw:style-name="gr19" draw:text-style-name="P2" xml:id="id60" draw:id="id60" draw:layer="layout" svg:width="1.016cm" svg:height="0.889cm" svg:x="17.256cm" svg:y="24.749cm">
          <text:p/>
        </draw:ellipse>
        <draw:ellipse draw:style-name="gr19" draw:text-style-name="P2" xml:id="id83" draw:id="id83" draw:layer="layout" svg:width="3.302cm" svg:height="1.27cm" svg:x="30.052cm" svg:y="14.716cm">
          <text:p/>
        </draw:ellipse>
        <draw:frame draw:style-name="standard" draw:layer="layout" svg:width="14.096cm" svg:height="5.426cm" svg:x="15.701cm" svg:y="1.25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row table:style-name="ro3" table:default-cell-style-name="ce8">
              <table:table-cell>
                <text:p text:style-name="P2">Remote</text:p>
                <text:p text:style-name="P2">Cause</text:p>
              </table:table-cell>
              <table:table-cell>
                <text:p text:style-name="P2">Remote</text:p>
                <text:p text:style-name="P2">Cause</text:p>
              </table:table-cell>
              <table:table-cell>
                <text:p text:style-name="P2">Local</text:p>
                <text:p text:style-name="P2">Effect</text:p>
              </table:table-cell>
            </table:table-row>
            <table:table-row table:style-name="ro4" table:default-cell-style-name="ce9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ircle draw:style-name="gr2" draw:text-style-name="P2" xml:id="id68" draw:id="id68" draw:layer="layout" svg:width="1.651cm" svg:height="1.651cm" svg:x="26.625cm" svg:y="17.95cm">
          <text:p text:style-name="P2">2</text:p>
        </draw:circle>
        <draw:circle draw:style-name="gr2" draw:text-style-name="P2" xml:id="id69" draw:id="id69" draw:layer="layout" svg:width="1.651cm" svg:height="1.651cm" svg:x="29.292cm" svg:y="17.95cm">
          <text:p text:style-name="P2">3</text:p>
        </draw:circle>
        <draw:circle draw:style-name="gr2" draw:text-style-name="P2" xml:id="id50" draw:id="id50" draw:layer="layout" svg:width="1.651cm" svg:height="1.651cm" svg:x="31.861cm" svg:y="18.018cm">
          <text:p text:style-name="P2">4</text:p>
        </draw:circle>
        <draw:circle draw:style-name="gr2" draw:text-style-name="P2" xml:id="id58" draw:id="id58" draw:layer="layout" svg:width="1.651cm" svg:height="1.651cm" svg:x="34.118cm" svg:y="17.95cm">
          <text:p text:style-name="P2">5</text:p>
        </draw:circle>
        <draw:circle draw:style-name="gr2" draw:text-style-name="P2" xml:id="id44" draw:id="id44" draw:layer="layout" svg:width="1.651cm" svg:height="1.651cm" svg:x="24.21cm" svg:y="10.525cm">
          <text:p text:style-name="P2">1</text:p>
        </draw:circle>
        <draw:circle draw:style-name="gr2" draw:text-style-name="P2" draw:layer="layout" svg:width="1.651cm" svg:height="1.651cm" svg:x="26.75cm" svg:y="10.525cm">
          <text:p text:style-name="P2">2</text:p>
        </draw:circle>
        <draw:circle draw:style-name="gr2" draw:text-style-name="P2" xml:id="id51" draw:id="id51" draw:layer="layout" svg:width="1.651cm" svg:height="1.651cm" svg:x="29.417cm" svg:y="10.525cm">
          <text:p text:style-name="P2">3</text:p>
        </draw:circle>
        <draw:circle draw:style-name="gr2" draw:text-style-name="P2" xml:id="id49" draw:id="id49" draw:layer="layout" svg:width="1.651cm" svg:height="1.651cm" svg:x="32.084cm" svg:y="10.525cm">
          <text:p text:style-name="P2">4</text:p>
        </draw:circle>
        <draw:connector draw:style-name="gr5" draw:text-style-name="P1" draw:layer="layout" draw:type="curve" svg:x1="25.861cm" svg:y1="11.35cm" svg:x2="25.861cm" svg:y2="11.35cm" draw:start-shape="id44" draw:start-glue-point="1" draw:end-shape="id44" svg:d="M25861 11350z" svg:viewBox="0 0 1 1">
          <text:p/>
        </draw:connector>
        <draw:circle draw:style-name="gr2" draw:text-style-name="P2" xml:id="id78" draw:id="id78" draw:layer="layout" svg:width="1.651cm" svg:height="1.651cm" svg:x="16.084cm" svg:y="18.132cm">
          <text:p text:style-name="P2">-2</text:p>
        </draw:circle>
        <draw:circle draw:style-name="gr2" draw:text-style-name="P2" xml:id="id82" draw:id="id82" draw:layer="layout" svg:width="1.651cm" svg:height="1.651cm" svg:x="13.417cm" svg:y="18.132cm">
          <text:p text:style-name="P2">-3</text:p>
        </draw:circle>
        <draw:circle draw:style-name="gr2" draw:text-style-name="P2" xml:id="id57" draw:id="id57" draw:layer="layout" svg:width="1.651cm" svg:height="1.651cm" svg:x="11.004cm" svg:y="18.132cm">
          <text:p text:style-name="P2">-4</text:p>
        </draw:circle>
        <draw:circle draw:style-name="gr2" draw:text-style-name="P2" xml:id="id45" draw:id="id45" draw:layer="layout" svg:width="1.651cm" svg:height="1.651cm" svg:x="18.749cm" svg:y="10.707cm">
          <text:p text:style-name="P2">-1</text:p>
        </draw:circle>
        <draw:circle draw:style-name="gr2" draw:text-style-name="P2" draw:layer="layout" svg:width="1.651cm" svg:height="1.651cm" svg:x="16.209cm" svg:y="10.707cm">
          <text:p text:style-name="P2">-2</text:p>
        </draw:circle>
        <draw:circle draw:style-name="gr2" draw:text-style-name="P2" xml:id="id52" draw:id="id52" draw:layer="layout" svg:width="1.651cm" svg:height="1.651cm" svg:x="13.542cm" svg:y="10.707cm">
          <text:p text:style-name="P2">-3</text:p>
        </draw:circle>
        <draw:circle draw:style-name="gr2" draw:text-style-name="P2" xml:id="id53" draw:id="id53" draw:layer="layout" svg:width="1.651cm" svg:height="1.651cm" svg:x="11.129cm" svg:y="10.707cm">
          <text:p text:style-name="P2">-4</text:p>
        </draw:circle>
        <draw:connector draw:style-name="gr5" draw:text-style-name="P1" draw:layer="layout" draw:type="curve" svg:x1="20.4cm" svg:y1="11.532cm" svg:x2="20.4cm" svg:y2="11.532cm" draw:start-shape="id45" draw:start-glue-point="1" draw:end-shape="id45" svg:d="M20400 11532z" svg:viewBox="0 0 1 1">
          <text:p/>
        </draw:connector>
        <draw:rect draw:style-name="gr2" draw:text-style-name="P3" xml:id="id46" draw:id="id46" draw:layer="layout" svg:width="3.048cm" svg:height="1.524cm" svg:x="16.951cm" svg:y="4.98cm">
          <text:p text:style-name="P9"><text:span text:style-name="T1">Primary</text:span></text:p>
          <text:p text:style-name="P2"><text:span text:style-name="T1">Button Press</text:span></text:p>
        </draw:rect>
        <draw:rect draw:style-name="gr2" draw:text-style-name="P3" xml:id="id47" draw:id="id47" draw:layer="layout" svg:width="3.048cm" svg:height="1.524cm" svg:x="21.777cm" svg:y="4.98cm">
          <text:p text:style-name="P9"><text:span text:style-name="T1">Alternate</text:span></text:p>
          <text:p text:style-name="P2"><text:span text:style-name="T1">Button Press</text:span></text:p>
        </draw:rect>
        <draw:connector draw:style-name="gr3" draw:text-style-name="P1" xml:id="id56" draw:id="id56" draw:layer="layout" draw:type="curve" svg:x1="16.951cm" svg:y1="5.742cm" svg:x2="18.475cm" svg:y2="4.98cm" draw:start-shape="id46" draw:start-glue-point="3" draw:end-shape="id46" svg:d="M16951 5742c-751 0-627-632-58-1010s1582-503 1582 248" svg:viewBox="0 0 2049 1312">
          <text:p/>
        </draw:connector>
        <draw:connector draw:style-name="gr8" draw:text-style-name="P1" xml:id="id54" draw:id="id54" draw:layer="layout" draw:type="curve" svg:x1="21.777cm" svg:y1="5.742cm" svg:x2="23.301cm" svg:y2="4.98cm" draw:start-shape="id47" draw:start-glue-point="3" draw:end-shape="id47" draw:end-glue-point="0" svg:d="M21777 5742c-751 0-627-632-58-1010s1582-503 1582 248" svg:viewBox="0 0 2049 1312">
          <text:p/>
        </draw:connector>
        <draw:rect draw:style-name="gr2" draw:text-style-name="P3" xml:id="id48" draw:id="id48" draw:layer="layout" svg:width="3.048cm" svg:height="1.524cm" svg:x="26.333cm" svg:y="4.98cm">
          <text:p text:style-name="P2"><text:span text:style-name="T1">Automatic State</text:span></text:p>
          <text:p text:style-name="P2"><text:span text:style-name="T1">Change</text:span></text:p>
        </draw:rect>
        <draw:connector draw:style-name="gr9" draw:text-style-name="P1" xml:id="id55" draw:id="id55" draw:layer="layout" draw:type="curve" svg:x1="26.333cm" svg:y1="5.742cm" svg:x2="27.857cm" svg:y2="4.98cm" draw:start-shape="id48" draw:start-glue-point="3" draw:end-shape="id48" draw:end-glue-point="0" svg:d="M26333 5742c-751 0-627-632-58-1010s1582-503 1582 248" svg:viewBox="0 0 2049 1312">
          <text:p/>
        </draw:connector>
        <draw:connector draw:style-name="gr20" draw:text-style-name="P1" draw:layer="layout" draw:type="curve" draw:line-skew="0.017cm" svg:x1="32.909cm" svg:y1="12.176cm" svg:x2="32.686cm" svg:y2="18.018cm" draw:start-shape="id49" draw:start-glue-point="2" draw:end-shape="id50" draw:end-glue-point="0" svg:d="M32909 12176c0 4407-223 1486-223 5842" svg:viewBox="0 0 224 5843">
          <text:p/>
        </draw:connector>
        <draw:connector draw:style-name="gr20" draw:text-style-name="P1" draw:layer="layout" draw:type="curve" draw:line-skew="-1.236cm" svg:x1="30.242cm" svg:y1="12.176cm" svg:x2="32.686cm" svg:y2="18.018cm" draw:start-shape="id51" draw:start-glue-point="2" draw:end-shape="id50" draw:end-glue-point="0" svg:d="M30242 12176c0 2527 2444-393 2444 5842" svg:viewBox="0 0 2445 5843">
          <text:p/>
        </draw:connector>
        <draw:connector draw:style-name="gr20" draw:text-style-name="P1" draw:layer="layout" draw:type="curve" draw:line-skew="-1.327cm" svg:x1="14.367cm" svg:y1="12.358cm" svg:x2="32.686cm" svg:y2="18.018cm" draw:start-shape="id52" draw:start-glue-point="2" draw:end-shape="id50" draw:end-glue-point="0" svg:d="M14367 12358c0 2254 18319-575 18319 5660" svg:viewBox="0 0 18320 5661">
          <text:p/>
        </draw:connector>
        <draw:connector draw:style-name="gr20" draw:text-style-name="P1" draw:layer="layout" draw:type="curve" draw:line-skew="-1.327cm" svg:x1="11.954cm" svg:y1="12.358cm" svg:x2="32.686cm" svg:y2="18.018cm" draw:start-shape="id53" draw:start-glue-point="2" draw:end-shape="id50" draw:end-glue-point="0" svg:d="M11954 12358c0 2254 20732-575 20732 5660" svg:viewBox="0 0 20733 5661">
          <text:p/>
        </draw:connector>
        <draw:connector draw:style-name="gr5" draw:text-style-name="P1" draw:layer="layout" draw:type="curve" svg:x1="21.719cm" svg:y1="4.732cm" svg:x2="26.275cm" svg:y2="4.732cm" draw:start-shape="id54" draw:start-glue-point="0" draw:end-shape="id55" draw:end-glue-point="0" svg:d="M21719 4732c0-1240 4556-1240 4556 0" svg:viewBox="0 0 4557 931">
          <text:p/>
        </draw:connector>
        <draw:connector draw:style-name="gr5" draw:text-style-name="P1" draw:layer="layout" draw:type="curve" draw:line-skew="-0.404cm" svg:x1="16.893cm" svg:y1="4.732cm" svg:x2="26.275cm" svg:y2="4.732cm" draw:start-shape="id56" draw:start-glue-point="0" draw:end-shape="id55" draw:end-glue-point="0" svg:d="M16893 4732c0-1846 9382-1846 9382 0" svg:viewBox="0 0 9383 1385">
          <text:p/>
        </draw:connector>
        <draw:frame draw:style-name="standard" draw:layer="layout" svg:width="27.939cm" svg:height="2.793cm" svg:x="8.112cm" svg:y="7.5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5" table:default-cell-style-name="ce1">
              <table:table-cell>
                <text:p text:style-name="P5"><text:span text:style-name="T1">Full</text:span></text:p>
                <text:p><text:span text:style-name="T1">Lights</text:span></text:p>
                <text:p><text:span text:style-name="T2"/></text:p>
              </table:table-cell>
              <table:table-cell>
                <text:p><text:span text:style-name="T1">Full</text:span></text:p>
                <text:p><text:span text:style-name="T1">Lights</text:span></text:p>
                <text:p><text:span text:style-name="T2"/></text:p>
              </table:table-cell>
              <table:table-cell>
                <text:p><text:span text:style-name="T1">Full</text:span></text:p>
                <text:p><text:span text:style-name="T1">Lights</text:span></text:p>
              </table:table-cell>
              <table:table-cell table:style-name="ce2">
                <text:p><text:span text:style-name="T1">Partial</text:span></text:p>
                <text:p><text:span text:style-name="T1">Lights</text:span></text:p>
              </table:table-cell>
              <table:table-cell table:style-name="ce3">
                <text:p><text:span text:style-name="T1">Partial Lights</text:span></text:p>
              </table:table-cell>
              <table:table-cell table:style-name="ce4"/>
              <table:table-cell table:style-name="ce5">
                <text:p><text:span text:style-name="T1">Partial</text:span></text:p>
                <text:p><text:span text:style-name="T1">Lights</text:span></text:p>
              </table:table-cell>
              <table:table-cell table:style-name="ce6">
                <text:p><text:span text:style-name="T1">Partial</text:span></text:p>
                <text:p><text:span text:style-name="T1">Lights</text:span></text:p>
              </table:table-cell>
              <table:table-cell table:style-name="ce7">
                <text:p><text:span text:style-name="T1">Full</text:span></text:p>
                <text:p><text:span text:style-name="T1">Lights</text:span></text:p>
              </table:table-cell>
              <table:table-cell table:style-name="ce7">
                <text:p><text:span text:style-name="T1">Full</text:span></text:p>
                <text:p><text:span text:style-name="T1">Lights</text:span></text:p>
                <text:p><text:span text:style-name="T2"/></text:p>
                <text:p><text:span text:style-name="T2"/></text:p>
              </table:table-cell>
              <table:table-cell table:style-name="ce7">
                <text:p><text:span text:style-name="T1">Full</text:span></text:p>
                <text:p><text:span text:style-name="T1">Lights</text:span>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6" draw:text-style-name="P1" xml:id="id59" draw:id="id59" draw:layer="layout" draw:type="curve" draw:line-skew="4.016cm" svg:x1="11.829cm" svg:y1="19.783cm" svg:x2="32.686cm" svg:y2="19.669cm" draw:start-shape="id57" draw:start-glue-point="2" draw:end-shape="id50" svg:d="M11829 19783c0 6775 20857 6832 20857-114" svg:viewBox="0 0 20858 5203">
          <text:p/>
        </draw:connector>
        <draw:connector draw:style-name="gr21" draw:text-style-name="P1" draw:layer="layout" draw:type="curve" draw:line-skew="0cm 5.354cm" svg:x1="35.769cm" svg:y1="18.775cm" svg:x2="11.004cm" svg:y2="18.957cm" draw:start-shape="id58" draw:start-glue-point="1" draw:end-shape="id57" draw:end-glue-point="3" svg:d="M35769 18775c751 0 502 6863-12382 6863-12883 0-13134-6681-12383-6681" svg:viewBox="0 0 25246 6864">
          <text:p/>
        </draw:connector>
        <draw:connector draw:style-name="gr21" draw:text-style-name="P1" draw:layer="layout" draw:type="curve" draw:line-skew="0cm 5.227cm" svg:x1="33.512cm" svg:y1="18.843cm" svg:x2="11.004cm" svg:y2="18.957cm" draw:start-shape="id50" draw:start-glue-point="1" draw:end-shape="id57" draw:end-glue-point="3" svg:d="M33512 18843c751 0 501 6668-11254 6668s-12005-6554-11254-6554" svg:viewBox="0 0 23005 6669">
          <text:p/>
        </draw:connector>
        <draw:connector draw:style-name="gr5" draw:text-style-name="P1" draw:layer="layout" draw:type="curve" svg:x1="22.257cm" svg:y1="24.871cm" svg:x2="18.272cm" svg:y2="25.193cm" draw:start-shape="id59" draw:start-glue-point="0" draw:end-shape="id60" draw:end-glue-point="1" svg:d="M22257 24871c0 215-1328 322-3985 322" svg:viewBox="0 0 3986 323">
          <text:p/>
        </draw:connector>
        <draw:rect draw:style-name="gr2" draw:text-style-name="P3" xml:id="id64" draw:id="id64" draw:layer="layout" svg:width="3.81cm" svg:height="2.622cm" svg:x="3.286cm" svg:y="14.761cm">
          <text:p text:style-name="P2"><text:span text:style-name="T1">From Any</text:span></text:p>
          <text:p text:style-name="P2"><text:span text:style-name="T1">Networked State</text:span></text:p>
        </draw:rect>
        <draw:connector draw:style-name="gr5" draw:text-style-name="P1" draw:layer="layout" draw:type="curve" svg:x1="12.811cm" svg:y1="25.638cm" svg:x2="13.477cm" svg:y2="23.098cm" draw:start-shape="id61" draw:end-shape="id62" draw:end-glue-point="0" svg:d="M12811 25638c0-1861 666-592 666-2540" svg:viewBox="0 0 667 2541">
          <text:p/>
        </draw:connector>
        <draw:frame draw:style-name="gr22" draw:text-style-name="P8" xml:id="id61" draw:id="id61" draw:layer="layout" svg:width="11.43cm" svg:height="0.725cm" svg:x="7.096cm" svg:y="25.638cm">
          <draw:text-box>
            <text:p text:style-name="P7"><text:span text:style-name="T1">If Remote State changes from &lt;=-2 or &gt;=2 to 0</text:span></text:p>
          </draw:text-box>
        </draw:frame>
        <draw:line draw:style-name="gr1" draw:text-style-name="P1" draw:layer="layout" svg:x1="1.254cm" svg:y1="13.319cm" svg:x2="41.894cm" svg:y2="13.319cm">
          <text:p/>
        </draw:line>
        <draw:frame draw:style-name="gr23" draw:text-style-name="P6" draw:layer="layout" svg:width="6.096cm" svg:height="4.517cm" svg:x="1.381cm" svg:y="22.59cm">
          <draw:text-box>
            <text:p/>
            <text:p>Duo Mode</text:p>
            <text:p text:style-name="P5">Remotely Initiated</text:p>
            <text:p text:style-name="P5">State Transitions</text:p>
          </draw:text-box>
        </draw:frame>
        <draw:frame draw:style-name="gr14" draw:text-style-name="P6" draw:layer="layout" svg:width="5.969cm" svg:height="6.632cm" svg:x="1.381cm" svg:y="4.048cm">
          <draw:text-box>
            <text:p>Solo Mode</text:p>
            <text:p text:style-name="P5">Remotely Initiated</text:p>
            <text:p text:style-name="P5">State Transitions</text:p>
          </draw:text-box>
        </draw:frame>
        <draw:circle draw:style-name="gr2" draw:text-style-name="P2" xml:id="id63" draw:id="id63" draw:layer="layout" svg:width="1.651cm" svg:height="1.651cm" svg:x="26.527cm" svg:y="15.732cm">
          <text:p text:style-name="P2">2</text:p>
        </draw:circle>
        <draw:connector draw:style-name="gr21" draw:text-style-name="P1" draw:layer="layout" draw:type="curve" svg:x1="28.178cm" svg:y1="16.557cm" svg:x2="32.686cm" svg:y2="18.018cm" draw:start-shape="id63" draw:start-glue-point="1" draw:end-shape="id50" draw:end-glue-point="0" svg:d="M28178 16557c3006 0 4508 487 4508 1461" svg:viewBox="0 0 4509 1462">
          <text:p/>
        </draw:connector>
        <draw:circle draw:style-name="gr2" draw:text-style-name="P2" xml:id="id70" draw:id="id70" draw:layer="layout" svg:width="1.651cm" svg:height="1.651cm" svg:x="16.113cm" svg:y="15.732cm">
          <text:p text:style-name="P2">-2</text:p>
        </draw:circle>
        <draw:circle draw:style-name="gr2" draw:text-style-name="P2" xml:id="id71" draw:id="id71" draw:layer="layout" svg:width="1.651cm" svg:height="1.651cm" svg:x="13.192cm" svg:y="15.732cm">
          <text:p text:style-name="P2">-3</text:p>
        </draw:circle>
        <draw:line draw:style-name="gr1" draw:text-style-name="P1" draw:layer="layout" svg:x1="9.636cm" svg:y1="17.764cm" svg:x2="41.005cm" svg:y2="17.764cm">
          <text:p/>
        </draw:line>
        <draw:frame draw:style-name="gr24" draw:text-style-name="P6" draw:layer="layout" svg:width="4.445cm" svg:height="3.095cm" svg:x="37.428cm" svg:y="16.314cm">
          <draw:text-box>
            <text:p>If Not Initiator</text:p>
            <text:p/>
            <text:p/>
            <text:p>If Initiator</text:p>
          </draw:text-box>
        </draw:frame>
        <draw:circle draw:style-name="gr2" draw:text-style-name="P2" xml:id="id77" draw:id="id77" draw:layer="layout" svg:width="1.651cm" svg:height="1.651cm" svg:x="18.78cm" svg:y="17.002cm">
          <text:p text:style-name="P2">-1</text:p>
        </draw:circle>
        <draw:connector draw:style-name="gr20" draw:text-style-name="P1" xml:id="id62" draw:id="id62" draw:layer="layout" draw:type="curve" draw:line-skew="3.377cm" svg:x1="5.191cm" svg:y1="17.383cm" svg:x2="21.764cm" svg:y2="18.653cm" draw:start-shape="id64" draw:start-glue-point="2" draw:end-shape="id65" draw:end-glue-point="2" svg:d="M5191 17383c0 7722 16573 7087 16573 1270" svg:viewBox="0 0 16574 5716">
          <text:p/>
        </draw:connector>
        <draw:circle draw:style-name="gr2" draw:text-style-name="P2" xml:id="id65" draw:id="id65" draw:layer="layout" svg:width="1.651cm" svg:height="1.651cm" svg:x="20.939cm" svg:y="17.002cm">
          <text:p text:style-name="P2">0</text:p>
        </draw:circle>
        <draw:circle draw:style-name="gr2" draw:text-style-name="P2" xml:id="id81" draw:id="id81" draw:layer="layout" svg:width="1.651cm" svg:height="1.651cm" svg:x="23.352cm" svg:y="17.002cm">
          <text:p text:style-name="P2">1</text:p>
        </draw:circle>
        <draw:connector draw:style-name="gr5" draw:text-style-name="P1" draw:layer="layout" draw:type="curve" draw:line-skew="2.113cm" svg:x1="28.387cm" svg:y1="19.833cm" svg:x2="15.478cm" svg:y2="16.557cm" draw:start-shape="id66" draw:start-glue-point="0" draw:end-shape="id67" draw:end-glue-point="0" svg:d="M28387 19833c0 4392-12909 6030-12909-3276" svg:viewBox="0 0 12910 6794">
          <text:p/>
        </draw:connector>
        <draw:connector draw:style-name="gr25" draw:text-style-name="P1" xml:id="id66" draw:id="id66" draw:layer="layout" draw:type="curve" svg:x1="27.45cm" svg:y1="19.601cm" svg:x2="29.292cm" svg:y2="18.775cm" draw:start-shape="id68" draw:start-glue-point="2" draw:end-shape="id69" draw:end-glue-point="3" svg:d="M27450 19601c0 751 667 626 937 232s143-1058 905-1058" svg:viewBox="0 0 1843 1373">
          <text:p/>
        </draw:connector>
        <draw:connector draw:style-name="gr21" draw:text-style-name="P1" xml:id="id67" draw:id="id67" draw:layer="layout" draw:type="curve" svg:x1="16.113cm" svg:y1="16.557cm" svg:x2="14.843cm" svg:y2="16.557cm" draw:start-shape="id70" draw:start-glue-point="3" draw:end-shape="id71" draw:end-glue-point="1" svg:d="M16113 16557h-1270" svg:viewBox="0 0 1271 1">
          <text:p/>
        </draw:connector>
        <draw:connector draw:style-name="gr5" draw:text-style-name="P1" draw:layer="layout" draw:type="curve" draw:line-skew="0.685cm" svg:x1="18.66cm" svg:y1="19.167cm" svg:x2="25.257cm" svg:y2="17.002cm" draw:start-shape="id72" draw:start-glue-point="0" draw:end-shape="id73" draw:end-glue-point="2" svg:d="M18660 19167c0 1905 6597 2987 6597-2165" svg:viewBox="0 0 6598 3746">
          <text:p/>
        </draw:connector>
        <draw:connector draw:style-name="gr5" draw:text-style-name="P1" draw:layer="layout" draw:type="curve" svg:x1="15.972cm" svg:y1="20.015cm" svg:x2="25.257cm" svg:y2="17.002cm" draw:start-shape="id74" draw:start-glue-point="0" draw:end-shape="id73" draw:end-glue-point="2" svg:d="M15972 20015c0 1222 9285 2729 9285-3013" svg:viewBox="0 0 9286 4151">
          <text:p/>
        </draw:connector>
        <draw:connector draw:style-name="gr5" draw:text-style-name="P1" draw:layer="layout" draw:type="curve" draw:line-skew="-1.2cm" svg:x1="12.51cm" svg:y1="17.344cm" svg:x2="31.226cm" svg:y2="16.621cm" draw:start-shape="id75" draw:start-glue-point="0" draw:end-shape="id76" draw:end-glue-point="0" svg:d="M12510 17344c0-3732 18716-3370 18716-723" svg:viewBox="0 0 18717 2757">
          <text:p/>
        </draw:connector>
        <draw:connector draw:style-name="gr21" draw:text-style-name="P1" draw:layer="layout" draw:type="curve" svg:x1="30.117cm" svg:y1="17.95cm" svg:x2="32.686cm" svg:y2="18.018cm" draw:start-shape="id69" draw:start-glue-point="0" draw:end-shape="id50" draw:end-glue-point="0" svg:d="M30117 17950c0-751 2569-785 2569 68" svg:viewBox="0 0 2570 637">
          <text:p/>
        </draw:connector>
        <draw:connector draw:style-name="gr3" draw:text-style-name="P1" xml:id="id72" draw:id="id72" draw:layer="layout" draw:type="curve" svg:x1="19.605cm" svg:y1="18.653cm" svg:x2="17.735cm" svg:y2="18.957cm" draw:start-shape="id77" draw:start-glue-point="2" draw:end-shape="id78" draw:end-glue-point="1" svg:d="M19605 18653c0 751-673 626-945 514s-141-210-925-210" svg:viewBox="0 0 1871 599">
          <text:p/>
        </draw:connector>
        <draw:connector draw:style-name="gr5" draw:text-style-name="P1" draw:layer="layout" draw:type="curve" draw:line-skew="0cm 0.984cm" svg:x1="25.304cm" svg:y1="19.122cm" svg:x2="18.907cm" svg:y2="16.113cm" draw:start-shape="id79" draw:start-glue-point="0" draw:end-shape="id80" draw:end-glue-point="0" svg:d="M25304 19122c0 930-2524 620-2524-1445s-3873-2315-3873-1564" svg:viewBox="0 0 6398 3896">
          <text:p/>
        </draw:connector>
        <draw:connector draw:style-name="gr25" draw:text-style-name="P1" xml:id="id79" draw:id="id79" draw:layer="layout" draw:type="curve" svg:x1="24.177cm" svg:y1="18.653cm" svg:x2="26.625cm" svg:y2="18.775cm" draw:start-shape="id81" draw:start-glue-point="2" draw:end-shape="id68" draw:end-glue-point="3" svg:d="M24177 18653c0 751 819 626 1127 469s105-347 1321-347" svg:viewBox="0 0 2449 589">
          <text:p/>
        </draw:connector>
        <draw:connector draw:style-name="gr3" draw:text-style-name="P1" xml:id="id74" draw:id="id74" draw:layer="layout" draw:type="curve" svg:x1="16.909cm" svg:y1="19.783cm" svg:x2="15.068cm" svg:y2="18.957cm" draw:start-shape="id78" draw:start-glue-point="2" draw:end-shape="id82" draw:end-glue-point="1" svg:d="M16909 19783c0 751-667 626-937 232s-142-1058-904-1058" svg:viewBox="0 0 1842 1373">
          <text:p/>
        </draw:connector>
        <draw:connector draw:style-name="gr5" draw:text-style-name="P1" draw:layer="layout" draw:type="curve" draw:line-skew="1.098cm 0.428cm" svg:x1="18.66cm" svg:y1="19.167cm" svg:x2="31.703cm" svg:y2="14.716cm" draw:start-shape="id72" draw:start-glue-point="0" draw:end-shape="id83" draw:end-glue-point="0" svg:d="M18660 19167c0 2524 6597 1684 6597-1634 0-3317 6446-3568 6446-2817" svg:viewBox="0 0 13044 6273">
          <text:p/>
        </draw:connector>
        <draw:connector draw:style-name="gr26" draw:text-style-name="P1" draw:layer="layout" draw:type="curve" svg:x1="21.764cm" svg:y1="17.002cm" svg:x2="26.527cm" svg:y2="16.557cm" draw:start-shape="id65" draw:start-glue-point="0" draw:end-shape="id63" draw:end-glue-point="3" svg:d="M21764 17002c0-751 1398-626 1851-549s-40 104 2912 104" svg:viewBox="0 0 4764 609">
          <text:p/>
        </draw:connector>
        <draw:connector draw:style-name="gr26" draw:text-style-name="P1" draw:layer="layout" draw:type="curve" svg:x1="24.177cm" svg:y1="17.002cm" svg:x2="26.527cm" svg:y2="16.557cm" draw:start-shape="id81" draw:start-glue-point="0" draw:end-shape="id63" draw:end-glue-point="3" svg:d="M24177 17002c0-751 794-626 1096-549s111 104 1254 104" svg:viewBox="0 0 2351 609">
          <text:p/>
        </draw:connector>
        <draw:connector draw:style-name="gr26" draw:text-style-name="P1" draw:layer="layout" draw:type="curve" draw:line-skew="1.307cm" svg:x1="21.764cm" svg:y1="17.003cm" svg:x2="17.764cm" svg:y2="16.557cm" draw:end-shape="id70" draw:end-glue-point="1" svg:d="M21764 17003c-663 0 1337-446-4000-446" svg:viewBox="0 0 4001 447">
          <text:p/>
        </draw:connector>
        <draw:connector draw:style-name="gr26" draw:text-style-name="P1" draw:layer="layout" draw:type="curve" svg:x1="19.605cm" svg:y1="17.002cm" svg:x2="17.764cm" svg:y2="16.557cm" draw:start-shape="id77" draw:start-glue-point="0" draw:end-shape="id70" draw:end-glue-point="1" svg:d="M19605 17002c0-751-667-626-937-549s-142 104-904 104" svg:viewBox="0 0 1842 609">
          <text:p/>
        </draw:connector>
        <draw:connector draw:style-name="gr3" draw:text-style-name="P1" xml:id="id75" draw:id="id75" draw:layer="layout" draw:type="line" svg:x1="13.192cm" svg:y1="16.557cm" svg:x2="11.829cm" svg:y2="18.132cm" draw:start-shape="id71" draw:start-glue-point="3" draw:end-shape="id57" draw:end-glue-point="0" svg:d="M13192 16557l-1363 1575" svg:viewBox="0 0 1364 1576">
          <text:p/>
        </draw:connector>
        <draw:connector draw:style-name="gr25" draw:text-style-name="P1" xml:id="id84" draw:id="id84" draw:layer="layout" draw:type="curve" draw:line-skew="0cm 2.697cm" svg:x1="30.117cm" svg:y1="19.601cm" svg:x2="31.861cm" svg:y2="18.843cm" draw:start-shape="id69" draw:start-glue-point="2" draw:end-shape="id50" draw:end-glue-point="3" svg:d="M30117 19601c0 853 686 712 982 309s203-1067 762-1067" svg:viewBox="0 0 1745 1386">
          <text:p/>
        </draw:connector>
        <draw:connector draw:style-name="gr21" draw:text-style-name="P1" xml:id="id85" draw:id="id85" draw:layer="layout" draw:type="curve" svg:x1="13.417cm" svg:y1="18.957cm" svg:x2="12.655cm" svg:y2="18.957cm" draw:start-shape="id82" draw:start-glue-point="3" draw:end-shape="id57" draw:end-glue-point="1" svg:d="M13417 18957h-762" svg:viewBox="0 0 763 1">
          <text:p/>
        </draw:connector>
        <draw:connector draw:style-name="gr5" draw:text-style-name="P1" draw:layer="layout" draw:type="curve" draw:line-skew="2.639cm" svg:x1="31.099cm" svg:y1="19.91cm" svg:x2="13.036cm" svg:y2="18.957cm" draw:start-shape="id84" draw:start-glue-point="0" draw:end-shape="id85" draw:end-glue-point="0" svg:d="M31099 19910c0 5187-18063 5663-18063-953" svg:viewBox="0 0 18064 49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 table:name="default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c Marks</meta:initial-creator>
    <meta:creation-date>2014-05-27T06:40:08.83</meta:creation-date>
    <dc:date>2018-05-23T13:03:12.012000000</dc:date>
    <meta:editing-duration>P1DT4H31M16S</meta:editing-duration>
    <meta:editing-cycles>46</meta:editing-cycles>
    <meta:generator>LibreOffice/6.0.4.2$Windows_X86_64 LibreOffice_project/9b0d9b32d5dcda91d2f1a96dc04c645c450872bf</meta:generator>
    <meta:document-statistic meta:object-count="161"/>
  </office:meta>
</office:document-meta>
</file>